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subtitle">
      <style:graphic-properties draw:fill-color="#ffffff" draw:textarea-vertical-align="top" fo:min-height="9.134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title">
      <style:graphic-properties fo:min-height="2.845cm"/>
    </style:style>
    <style:style style:name="pr9" style:family="presentation" style:parent-style-name="Default-outline1">
      <style:graphic-properties draw:textarea-vertical-align="top" fo:min-height="8.884cm"/>
    </style:style>
    <style:style style:name="pr10" style:family="presentation" style:parent-style-name="Default-title">
      <style:graphic-properties fo:min-height="3.304cm"/>
    </style:style>
    <style:style style:name="pr11" style:family="presentation" style:parent-style-name="Default-title">
      <style:graphic-properties fo:min-height="3.777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tyle="italic" fo:background-color="#dddddd" style:font-style-asian="italic" style:font-style-complex="italic"/>
    </style:style>
    <style:style style:name="P10" style:family="paragraph">
      <style:text-properties fo:font-size="15pt" fo:font-style="normal" fo:background-color="transparent" style:font-size-asian="15pt" style:font-style-asian="normal" style:font-size-complex="15pt" style:font-style-complex="normal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size="20pt" fo:font-style="italic" fo:background-color="#dddddd" style:font-size-asian="20pt" style:font-style-asian="italic" style:font-size-complex="20pt" style:font-style-complex="italic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2cm" fo:margin-bottom="0cm"/>
    </style:style>
    <style:style style:name="P16" style:family="paragraph">
      <style:paragraph-properties fo:margin-top="0.2cm" fo:margin-bottom="0cm"/>
      <style:text-properties fo:font-size="11pt" fo:font-style="italic" fo:background-color="#dddddd" style:font-size-asian="15pt" style:font-style-asian="italic" style:font-size-complex="15pt" style:font-style-complex="italic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style:text-properties fo:font-size="11pt" style:font-size-asian="11pt" style:font-size-complex="11pt"/>
    </style:style>
    <style:style style:name="P20" style:family="paragraph">
      <style:paragraph-properties fo:margin-top="0.2cm" fo:margin-bottom="0cm"/>
      <style:text-properties fo:font-size="40pt" fo:font-style="italic" fo:background-color="#dddddd" style:font-size-asian="40pt" style:font-style-asian="italic" style:font-size-complex="40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language="pt" fo:country="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background-color="#dddddd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#dddddd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background-color="#dddddd" style:font-size-asian="14pt" style:font-size-complex="14pt"/>
    </style:style>
    <style:style style:name="T17" style:family="text">
      <style:text-properties fo:font-size="14pt" fo:font-weight="bold" fo:background-color="#dddddd" style:font-size-asian="14pt" style:font-weight-asian="bold" style:font-size-complex="14pt" style:font-weight-complex="bold"/>
    </style:style>
    <style:style style:name="T18" style:family="text">
      <style:text-properties fo:font-size="14pt" fo:background-color="transparent" style:font-size-asian="14pt" style:font-size-complex="14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3" style:family="text">
      <style:text-properties fo:font-style="italic" fo:font-weight="bold" fo:background-color="#dddddd" style:font-style-asian="italic" style:font-weight-asian="bold" style:font-style-complex="italic" style:font-weight-complex="bold"/>
    </style:style>
    <style:style style:name="T24" style:family="text">
      <style:text-properties fo:font-size="15pt" fo:font-style="normal" fo:background-color="transparent" style:font-size-asian="15pt" style:font-style-asian="normal" style:font-size-complex="15pt" style:font-style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fo:font-style="italic" fo:font-weight="bold" fo:background-color="#dddddd" style:font-size-asian="15pt" style:font-style-asian="italic" style:font-weight-asian="bold" style:font-size-complex="15pt" style:font-style-complex="italic" style:font-weight-complex="bold"/>
    </style:style>
    <style:style style:name="T27" style:family="text">
      <style:text-properties fo:font-size="15pt" fo:font-style="italic" fo:font-weight="normal" fo:background-color="#dddddd" style:font-size-asian="15pt" style:font-style-asian="italic" style:font-weight-asian="normal" style:font-size-complex="15pt" style:font-style-complex="italic" style:font-weight-complex="normal"/>
    </style:style>
    <style:style style:name="T28" style:family="text">
      <style:text-properties fo:font-size="15pt" fo:font-style="italic" fo:background-color="transparent" style:font-size-asian="15pt" style:font-style-asian="italic" style:font-size-complex="15pt" style:font-style-complex="italic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ize="22pt" fo:font-style="normal" style:font-size-asian="22pt" style:font-style-asian="normal" style:font-size-complex="22pt" style:font-style-complex="normal"/>
    </style:style>
    <style:style style:name="T32" style:family="text">
      <style:text-properties fo:font-size="20pt" fo:font-style="normal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size="20pt" fo:font-style="normal" fo:background-color="#dddddd" style:font-size-asian="20pt" style:font-style-asian="normal" style:font-size-complex="20pt" style:font-style-complex="normal"/>
    </style:style>
    <style:style style:name="T34" style:family="text">
      <style:text-properties fo:font-size="20pt" fo:font-style="italic" fo:background-color="#dddddd" style:font-size-asian="20pt" style:font-style-asian="italic" style:font-size-complex="20pt" style:font-style-complex="italic"/>
    </style:style>
    <style:style style:name="T35" style:family="text">
      <style:text-properties fo:font-size="20pt" fo:font-style="italic" fo:font-weight="bold" fo:background-color="#ddddd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font-size="20pt" fo:font-style="italic" fo:font-weight="normal" fo:background-color="#dddddd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size="24pt" fo:font-style="normal" fo:background-color="transparent" style:font-size-asian="24pt" style:font-style-asian="normal" style:font-size-complex="24pt" style:font-style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4pt" fo:font-style="italic" fo:font-weight="bold" fo:background-color="#ddddd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font-size="26pt" fo:font-style="italic" fo:font-weight="bold" fo:background-color="#dddddd" style:font-size-asian="26pt" style:font-style-asian="italic" style:font-weight-asian="bold" style:font-size-complex="26pt" style:font-style-complex="italic" style:font-weight-complex="bold"/>
    </style:style>
    <style:style style:name="T41" style:family="text">
      <style:text-properties fo:font-size="24pt" fo:font-style="italic" fo:font-weight="normal" fo:background-color="#dddddd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size="11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size="11pt" fo:font-style="normal" fo:background-color="#dddddd" style:font-size-asian="15pt" style:font-style-asian="normal" style:font-size-complex="15pt" style:font-style-complex="normal"/>
    </style:style>
    <style:style style:name="T47" style:family="text">
      <style:text-properties fo:font-size="11pt" fo:font-style="italic" fo:background-color="#dddddd" style:font-size-asian="15pt" style:font-style-asian="italic" style:font-size-complex="15pt" style:font-style-complex="italic"/>
    </style:style>
    <style:style style:name="T48" style:family="text">
      <style:text-properties fo:font-size="11pt" fo:font-style="italic" fo:font-weight="bold" fo:background-color="#dddddd" style:font-size-asian="15pt" style:font-style-asian="italic" style:font-weight-asian="bold" style:font-size-complex="15pt" style:font-style-complex="italic" style:font-weight-complex="bold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font-size="28pt" fo:font-style="italic" style:font-size-asian="28pt" style:font-style-asian="italic" style:font-size-complex="28pt" style:font-style-complex="italic"/>
    </style:style>
    <style:style style:name="T5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2" style:family="text">
      <style:text-properties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5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4" style:family="text">
      <style:text-properties fo:font-size="24pt" fo:font-style="normal" style:font-size-asian="24pt" style:font-style-asian="normal" style:font-size-complex="24pt" style:font-style-complex="normal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font-size="11pt" fo:font-weight="bold" style:font-size-asian="11pt" style:font-weight-asian="bold" style:font-size-complex="11pt" style:font-weight-complex="bold"/>
    </style:style>
    <style:style style:name="T57" style:family="text">
      <style:text-properties fo:font-size="11pt" fo:font-style="italic" style:font-size-asian="11pt" style:font-style-asian="italic" style:font-size-complex="11pt" style:font-style-complex="italic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fo:background-color="transparent" style:font-name-asian="Microsoft YaHei" style:font-size-asian="11pt" style:font-style-asian="italic" style:font-weight-asian="normal" style:font-name-complex="Mangal" style:font-size-complex="11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fo:font-size="40pt" fo:font-style="normal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63" style:family="text">
      <style:text-properties fo:font-size="40pt" fo:font-style="italic" fo:background-color="#dddddd" style:font-size-asian="40pt" style:font-style-asian="italic" style:font-size-complex="40pt" style:font-style-complex="italic"/>
    </style:style>
    <style:style style:name="T64" style:family="text">
      <style:text-properties fo:font-size="40pt" fo:font-style="italic" fo:font-weight="bold" fo:background-color="#dddddd" style:font-size-asian="40pt" style:font-style-asian="italic" style:font-weight-asian="bold" style:font-size-complex="40pt" style:font-style-complex="italic" style:font-weight-complex="bold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#dddddd" style:font-name-asian="Microsoft YaHei" style:font-size-asian="40pt" style:font-style-asian="italic" style:font-weight-asian="normal" style:font-name-complex="Mang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fo:background-color="#dddddd" style:font-name-asian="Microsoft YaHei" style:font-size-asian="40pt" style:font-style-asian="italic" style:font-weight-asian="bold" style:font-name-complex="Mangal" style:font-size-complex="4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526cm" presentation:class="subtitle" presentation:user-transformed="true">
          <draw:text-box>
            <text:p><text:span text:style-name="T1">js.web.components</text:span></text:p>
            <text:p><text:span text:style-name="T2">João Pedro Martins Nev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ntrodução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eito</text:p>
          </draw:text-box>
        </draw:frame>
        <draw:frame presentation:style-name="pr4" draw:text-style-name="P2" draw:layer="layout" svg:width="25.199cm" svg:height="9.134cm" svg:x="1.4cm" svg:y="3.82cm" presentation:class="outline" presentation:user-transformed="true">
          <draw:text-box>
            <text:list text:style-name="L2">
              <text:list-header>
                <text:p><text:span text:style-name="T3">É um </text:span><text:span text:style-name="T4">framework</text:span><text:span text:style-name="T3"> </text:span><text:span text:style-name="T5">escrito</text:span><text:span text:style-name="T3"> em </text:span><text:span text:style-name="T4">vanilla</text:span><text:span text:style-name="T3"> (puro) </text:span><text:span text:style-name="T6">JavaScript</text:span><text:span text:style-name="T3">, que pretende simplificar e criar uma estrutura standard de diversas operações dinâmicas com o </text:span><text:span text:style-name="T6">DOM</text:span><text:span text:style-name="T3"> no desenvolvimento de uma aplicação web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ódulos Principai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tartup</text:span></text:p>
              </text:list-item>
              <text:list-item>
                <text:p><text:span text:style-name="T3">TemplateCompiler</text:span></text:p>
              </text:list-item>
              <text:list-item>
                <text:p><text:span text:style-name="T3">Compon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rtup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Onde a aplicação inicia. O ponto de entrada.</text:span></text:p>
              </text:list-item>
              <text:list-item>
                <text:p><text:span text:style-name="T7">Onde os componentes são registados para futura compilaçã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A aplicação é dividida em componentes/partes lógica individuais.</text:span></text:p>
              </text:list-item>
              <text:list-item>
                <text:p><text:span text:style-name="T7">Contém informação sobre o próprio componente e o seu funcionamento.</text:span></text:p>
              </text:list-item>
              <text:list-item>
                <text:p><text:span text:style-name="T7">Através de uma </text:span><text:span text:style-name="T8">Proxy</text:span><text:span text:style-name="T9">, está atento a eventos de atualização de propriedades e, se necessário, lança eventos internos.</text:span></text:p>
              </text:list-item>
              <text:list-item>
                <text:p><text:span text:style-name="T9">É, tembém, uma classe com o padrão </text:span><text:span text:style-name="T8">Observer</text:span><text:span text:style-name="T9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emplateCompile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A classe que está incumbida de compilar as </text:span><text:span text:style-name="T10">templates</text:span><text:span text:style-name="T7"> e gerar o HTML necessário para o funcionamento aplicação.</text:span></text:p>
              </text:list-item>
              <text:list-item>
                <text:p><text:span text:style-name="T7">Caso necessário, guarda informação no objeto global Startup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><text:span text:style-name="T11">Como Utiliz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Criação de um Component/Componente</text:p>
          </draw:text-box>
        </draw:frame>
        <draw:frame presentation:style-name="pr4" draw:layer="layout" svg:width="25.199cm" svg:height="9.134cm" svg:x="1.27cm" svg:y="5.344cm" presentation:class="outline" presentation:user-transformed="true">
          <draw:text-box>
            <text:list text:style-name="L2">
              <text:list-header>
                <text:p><text:span text:style-name="T12">Exemplo:</text:span></text:p>
              </text:list-header>
            </text:list>
            <text:p><text:span text:style-name="T13">class TestComponent extends Component {</text:span></text:p>
            <text:p><text:span text:style-name="T13"><text:s text:c="2"/></text:span><text:span text:style-name="T13">Constructor() {</text:span></text:p>
            <text:p><text:span text:style-name="T13"/></text:p>
            <text:p><text:span text:style-name="T13"><text:s text:c="4"/></text:span><text:span text:style-name="T13">Super(</text:span></text:p>
            <text:p><text:span text:style-name="T13"><text:s text:c="6"/></text:span><text:span text:style-name="T13">'app-test', // Nome do Component.</text:span></text:p>
            <text:p><text:span text:style-name="T14"><text:s text:c="6"/>‘</text:span><text:span text:style-name="T14">&lt;p&gt; Hello World! &lt;/p&gt;’, </text:span><text:span text:style-name="T13">// A template.</text:span></text:p>
            <text:p><text:span text:style-name="T13"><text:s text:c="6"/></text:span><text:span text:style-name="T13">[''] // CSS.</text:span></text:p>
            <text:p><text:span text:style-name="T13"><text:s text:c="4"/></text:span><text:span text:style-name="T13">);</text:span></text:p>
            <text:p><text:span text:style-name="T13"/></text:p>
            <text:p><text:span text:style-name="T13"><text:s text:c="4"/></text:span><text:span text:style-name="T13">this.title = 'My Website'; // Uma propriedade.</text:span></text:p>
            <text:p><text:span text:style-name="T13"><text:s text:c="2"/></text:span><text:span text:style-name="T13">}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jeção de um componente na View</text:p>
          </draw:text-box>
        </draw:frame>
        <draw:frame presentation:style-name="pr6" draw:text-style-name="P7" draw:layer="layout" svg:width="25.199cm" svg:height="9.134cm" svg:x="1.275cm" svg:y="4.623cm" presentation:class="subtitle" presentation:user-transformed="true">
          <draw:text-box>
            <text:p text:style-name="P6"><text:span text:style-name="T15">Exemplo:</text:span></text:p>
            <text:p text:style-name="P6"><text:span text:style-name="T2"/></text:p>
            <text:p text:style-name="P6"><text:span text:style-name="T16">&lt;body&gt;</text:span></text:p>
            <text:p text:style-name="P6"><text:span text:style-name="T16"/></text:p>
            <text:p text:style-name="P6"><text:span text:style-name="T17"><text:s text:c="4"/></text:span><text:span text:style-name="T17">&lt;app-header&amp;&gt;</text:span></text:p>
            <text:p text:style-name="P6"><text:span text:style-name="T17"><text:s text:c="4"/></text:span><text:span text:style-name="T17">&lt;/app-header&amp;&gt;</text:span></text:p>
            <text:p text:style-name="P6"><text:span text:style-name="T17"/></text:p>
            <text:p text:style-name="P6"><text:span text:style-name="T17"><text:s text:c="4"/></text:span><text:span text:style-name="T17">&lt;app-nameList&amp;&gt;</text:span></text:p>
            <text:p text:style-name="P6"><text:span text:style-name="T17"><text:s text:c="4"/></text:span><text:span text:style-name="T17">&lt;/app-nameList&amp;&gt;</text:span></text:p>
            <text:p text:style-name="P6"><text:span text:style-name="T17"/></text:p>
            <text:p text:style-name="P6"><text:span text:style-name="T16">&lt;/body&gt;</text:span></text:p>
            <text:p text:style-name="P6"><text:span text:style-name="T16"/></text:p>
            <text:p text:style-name="P6"><text:span text:style-name="T18">(Fazer referencia aos componentes na página HTML desejad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nicialização (Startup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2">Exemplo:</text:span></text:p>
                <text:p><text:span text:style-name="T13">new Startup()</text:span></text:p>
                <text:p><text:span text:style-name="T13"><text:s text:c="2"/></text:span><text:span text:style-name="T13">.addComponent( new HeaderComponent() )</text:span></text:p>
                <text:p><text:span text:style-name="T13"><text:s text:c="2"/></text:span><text:span text:style-name="T13">.addComponent( new NameListComponent() )</text:span></text:p>
                <text:p><text:span text:style-name="T13"><text:s text:c="2"/></text:span><text:span text:style-name="T13">.build();</text:span></text:p>
                <text:p/>
              </text:list-header>
              <text:list-item>
                <text:p>Deve ser o último <text:span text:style-name="T19">script</text:span> a ser executado.</text:p>
              </text:list-item>
              <text:list-item>
                <text:p>A instância é guardada como objeto global em <text:span text:style-name="T12">Window,</text:span><text:span text:style-name="T20"> disponível, por tanto, acedendo a “startup”</text:span>.</text:p>
              </text:list-item>
              <text:list-item>
                <text:p>Guarda os componentes criados e a ser injetados no <text:span text:style-name="T12">DOM</text:span>.</text:p>
              </text:list-item>
              <text:list-item>
                <text:p>Os componentes são guardados num dicionario, em que a Key é o seu no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><text:span text:style-name="T11">Funcionamento por Funcionalid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9cm" svg:height="2.845cm" svg:x="1.4cm" svg:y="0.52cm" presentation:class="title" presentation:user-transformed="true">
          <draw:text-box>
            <text:p><text:span text:style-name="T21">Renderização de um valor</text:span><text:span text:style-name="T21"><text:line-break/></text:span><text:span text:style-name="T21">presente num Componente</text:span></text:p>
          </draw:text-box>
        </draw:frame>
        <draw:frame presentation:style-name="pr4" draw:text-style-name="P9" draw:layer="layout" svg:width="9.014cm" svg:height="9.134cm" svg:x="1.778cm" svg:y="4.572cm" presentation:class="outline" presentation:user-transformed="true">
          <draw:text-box>
            <text:p><text:span text:style-name="T22">Exemplo:</text:span></text:p>
            <text:p><text:span text:style-name="T13">const testTemplate = `</text:span></text:p>
            <text:p><text:span text:style-name="T13">&lt;div class="container"&gt;</text:span></text:p>
            <text:p><text:span text:style-name="T13"><text:s text:c="4"/></text:span><text:span text:style-name="T13">&lt;h1&gt; </text:span><text:span text:style-name="T23">&lt;_&gt; title &lt;/_&gt;</text:span><text:span text:style-name="T13"> &lt;/h1&gt;</text:span></text:p>
            <text:p><text:span text:style-name="T13">&lt;/div&gt;</text:span></text:p>
            <text:p><text:span text:style-name="T13">`;</text:span></text:p>
            <text:p><text:span text:style-name="T13"/></text:p>
            <text:p><text:span text:style-name="T13">class TestComponent extends Component {</text:span></text:p>
            <text:p><text:span text:style-name="T13"><text:s text:c="2"/></text:span><text:span text:style-name="T13">constructor() {</text:span></text:p>
            <text:p><text:span text:style-name="T13"><text:s text:c="4"/></text:span><text:span text:style-name="T13">super( 'app-test', testTemplate, [''] );</text:span></text:p>
            <text:p><text:span text:style-name="T13"><text:s text:c="6"/></text:span><text:span text:style-name="T13">this.title = 'My Website';</text:span></text:p>
            <text:p><text:span text:style-name="T13"><text:s text:c="2"/></text:span><text:span text:style-name="T13">}</text:span></text:p>
            <text:p><text:span text:style-name="T13">}</text:span></text:p>
          </draw:text-box>
        </draw:frame>
        <draw:frame presentation:style-name="pr4" draw:text-style-name="P10" draw:layer="layout" svg:width="13.84cm" svg:height="5.842cm" svg:x="12.446cm" svg:y="6.096cm" presentation:class="outline" presentation:user-transformed="true">
          <draw:text-box>
            <text:p><text:span text:style-name="T24">A sintaxe para ir buscar um valor ao componente é:</text:span></text:p>
            <text:p><text:span text:style-name="T25">“</text:span><text:span text:style-name="T26">&lt;_&gt; </text:span><text:span text:style-name="T27">(nome-da-propriedade)</text:span><text:span text:style-name="T26"> &lt;/_&gt;</text:span><text:span text:style-name="T24">”</text:span></text:p>
            <text:p><text:span text:style-name="T24"/></text:p>
            <text:list text:style-name="L2">
              <text:list-item>
                <text:p><text:span text:style-name="T24">A classe TemplateCompiler, ao encontrar estes </text:span><text:span text:style-name="T28">tokens</text:span><text:span text:style-name="T24">, vai buscar o valor da propriedade ao componente e injeta o mesmo diretamente no HTML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473cm" svg:x="1.4cm" svg:y="0.531cm" presentation:class="title" presentation:user-transformed="true">
          <draw:text-box>
            <text:p><text:span text:style-name="T29">Renderização de um valor </text:span><text:span text:style-name="T29"><text:line-break/></text:span><text:span text:style-name="T29">presente num Componente,</text:span><text:span text:style-name="T29"><text:line-break/></text:span><text:span text:style-name="T29">com </text:span><text:span text:style-name="T30">data binding</text:span><text:span text:style-name="T30"><text:line-break/></text:span><text:span text:style-name="T31">(atualização dinâmica da View)</text:span></text:p>
          </draw:text-box>
        </draw:frame>
        <draw:frame presentation:style-name="pr4" draw:text-style-name="P13" draw:layer="layout" svg:width="7.62cm" svg:height="10.658cm" svg:x="0.508cm" svg:y="4.836cm" presentation:class="outline" presentation:user-transformed="true">
          <draw:text-box>
            <text:p text:style-name="P12"><text:span text:style-name="T32">Exemplo:</text:span></text:p>
            <text:p text:style-name="P12"><text:span text:style-name="T33"/></text:p>
            <text:p text:style-name="P12"><text:span text:style-name="T34">const testTemplate = `</text:span></text:p>
            <text:p text:style-name="P12"><text:span text:style-name="T34">&lt;div class="container"&gt;</text:span></text:p>
            <text:p text:style-name="P12"><text:span text:style-name="T34"><text:s text:c="4"/></text:span><text:span text:style-name="T34">&lt;p&gt; </text:span><text:span text:style-name="T35">&lt;_&gt; state.myName &lt;/_&gt;</text:span><text:span text:style-name="T34"> &lt;/p&gt;</text:span></text:p>
            <text:p text:style-name="P12"><text:span text:style-name="T34">&lt;/div&gt;</text:span></text:p>
            <text:p text:style-name="P12"><text:span text:style-name="T34">`;</text:span></text:p>
            <text:p text:style-name="P12"><text:span text:style-name="T34"/></text:p>
            <text:p text:style-name="P12"><text:span text:style-name="T34">class TestComponent extends Component {</text:span></text:p>
            <text:p text:style-name="P12"><text:span text:style-name="T34"/></text:p>
            <text:p text:style-name="P12"><text:span text:style-name="T34"><text:s text:c="2"/></text:span><text:span text:style-name="T34">constructor() {</text:span></text:p>
            <text:p text:style-name="P12"><text:span text:style-name="T34"><text:s text:c="4"/></text:span><text:span text:style-name="T34">super( 'app-test', testTemplate, [''] );</text:span></text:p>
            <text:p text:style-name="P12"><text:span text:style-name="T34"/></text:p>
            <text:p text:style-name="P12"><text:span text:style-name="T34"><text:s text:c="4"/></text:span><text:span text:style-name="T35">this.state = this.createState( {</text:span></text:p>
            <text:p text:style-name="P12"><text:span text:style-name="T35"><text:s text:c="6"/></text:span><text:span text:style-name="T36">myName: 'João Neves'</text:span></text:p>
            <text:p text:style-name="P12"><text:span text:style-name="T35"><text:s text:c="4"/></text:span><text:span text:style-name="T35">} );</text:span></text:p>
            <text:p text:style-name="P12"><text:span text:style-name="T34"><text:s text:c="2"/></text:span><text:span text:style-name="T34">}</text:span></text:p>
            <text:p text:style-name="P12"><text:span text:style-name="T34"/></text:p>
            <text:p text:style-name="P12"><text:span text:style-name="T34">}</text:span></text:p>
          </draw:text-box>
        </draw:frame>
        <draw:frame presentation:style-name="pr4" draw:text-style-name="P2" draw:layer="layout" svg:width="10.792cm" svg:height="9.134cm" svg:x="16.51cm" svg:y="5.334cm" presentation:class="outline" presentation:user-transformed="true">
          <draw:text-box>
            <text:list text:style-name="L2">
              <text:list-item>
                <text:p text:style-name="P14"><text:span text:style-name="T37">A sintaxe é:</text:span></text:p>
                <text:p><text:span text:style-name="T38">“</text:span><text:span text:style-name="T39">&lt;_&gt; </text:span><text:span text:style-name="T40">state.</text:span><text:span text:style-name="T39">(</text:span><text:span text:style-name="T41">nome-da-propriedade)</text:span><text:span text:style-name="T39"> &lt;/_&gt;</text:span><text:span text:style-name="T37">”</text:span></text:p>
              </text:list-item>
              <text:list-item>
                <text:p><text:span text:style-name="T3">Quando a classe TemplateCompiler encontra o nome “state” dentro de token de propriedade, injeta o respetivo valor dentro de um tag </text:span><text:span text:style-name="T6">span</text:span><text:span text:style-name="T42"> com o nome do componente e propriedade em propriedades do mesmo. Estes são podem ser encontrados no </text:span><text:span text:style-name="T6">DOM</text:span><text:span text:style-name="T42">, na propriedade </text:span><text:span text:style-name="T43">dataset </text:span><text:span text:style-name="T44">do Node</text:span><text:span text:style-name="T42">.</text:span></text:p>
              </text:list-item>
              <text:list-item>
                <text:p><text:span text:style-name="T3">Assim que haja alguma alteração ao valor da propriedade no componente, este, através de uma Proxy é apanhado.</text:span></text:p>
              </text:list-item>
              <text:list-item>
                <text:p><text:span text:style-name="T3">De seguida, é encontrado o elemento correto no DOM através do nome do componente e respetiva propriedade.</text:span></text:p>
              </text:list-item>
              <text:list-item>
                <text:p><text:span text:style-name="T3">O </text:span><text:span text:style-name="T6">span</text:span><text:span text:style-name="T3"> é atualizado com o novo valor.</text:span></text:p>
              </text:list-item>
            </text:list>
          </draw:text-box>
        </draw:frame>
        <draw:frame presentation:style-name="pr9" draw:text-style-name="P16" draw:layer="layout" svg:width="6.096cm" svg:height="7.874cm" svg:x="9.398cm" svg:y="5.598cm" presentation:class="outline" presentation:user-transformed="true">
          <draw:text-box>
            <text:p text:style-name="P15"><text:span text:style-name="T45">Exemplo do HTML compilado:</text:span></text:p>
            <text:p text:style-name="P15"><text:span text:style-name="T46"/></text:p>
            <text:p text:style-name="P15"><text:span text:style-name="T47">&lt;div class="container"&gt;</text:span></text:p>
            <text:p text:style-name="P15"><text:span text:style-name="T47"><text:s text:c="2"/></text:span><text:span text:style-name="T47">&lt;p&gt; </text:span></text:p>
            <text:p text:style-name="P15"><text:span text:style-name="T47"><text:s text:c="4"/></text:span><text:span text:style-name="T47">&lt;span</text:span></text:p>
            <text:p text:style-name="P15"><text:span text:style-name="T47"><text:s text:c="6"/></text:span><text:span text:style-name="T48">data-component=”app-test”</text:span></text:p>
            <text:p text:style-name="P15"><text:span text:style-name="T48"><text:s text:c="6"/></text:span><text:span text:style-name="T48">data-binding=”myName”</text:span></text:p>
            <text:p text:style-name="P15"><text:span text:style-name="T48"><text:s text:c="4"/></text:span><text:span text:style-name="T47">&gt;</text:span></text:p>
            <text:p text:style-name="P15"><text:span text:style-name="T47"><text:s text:c="6"/></text:span><text:span text:style-name="T47">João Neves </text:span></text:p>
            <text:p text:style-name="P15"><text:span text:style-name="T47"><text:s text:c="4"/></text:span><text:span text:style-name="T47">&lt;/span&gt;</text:span></text:p>
            <text:p text:style-name="P15"><text:span text:style-name="T47"><text:s text:c="2"/></text:span><text:span text:style-name="T47">&lt;/p&gt;</text:span></text:p>
            <text:p text:style-name="P15"><text:span text:style-name="T47">&lt;/div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3.304cm" svg:x="1.4cm" svg:y="0.291cm" presentation:class="title" presentation:user-transformed="true">
          <draw:text-box>
            <text:p><text:span text:style-name="T49">Renderização de valores</text:span><text:span text:style-name="T49"><text:line-break/></text:span><text:span text:style-name="T49">dentro de um </text:span><text:span text:style-name="T50">array</text:span><text:span text:style-name="T49">,</text:span><text:span text:style-name="T49"><text:line-break/></text:span><text:span text:style-name="T49">através de uma </text:span><text:span text:style-name="T50">tag</text:span><text:span text:style-name="T49"> </text:span><text:span text:style-name="T51">for</text:span><text:span text:style-name="T50"> loop</text:span></text:p>
          </draw:text-box>
        </draw:frame>
        <draw:frame presentation:style-name="pr4" draw:text-style-name="P13" draw:layer="layout" svg:width="8.145cm" svg:height="10.658cm" svg:x="1.016cm" svg:y="4.582cm" presentation:class="outline" presentation:user-transformed="true">
          <draw:text-box>
            <text:p text:style-name="P12"><text:span text:style-name="T32">Exemplo:</text:span></text:p>
            <text:p text:style-name="P12"><text:span text:style-name="T34">const nameListTemplate = `</text:span></text:p>
            <text:p text:style-name="P12"><text:span text:style-name="T34">&lt;div class="container"&gt;</text:span></text:p>
            <text:p text:style-name="P12"><text:span text:style-name="T34"><text:s text:c="4"/></text:span><text:span text:style-name="T34">&lt;ul&gt;</text:span></text:p>
            <text:p text:style-name="P12"><text:span text:style-name="T34"><text:s text:c="8"/></text:span><text:span text:style-name="T35">&lt;_for let="person of names"&gt;</text:span></text:p>
            <text:p text:style-name="P12"><text:span text:style-name="T35"><text:s text:c="12"/></text:span><text:span text:style-name="T36">&lt;li&gt; </text:span><text:span text:style-name="T35">&lt;_&gt; person &lt;/_&gt;</text:span><text:span text:style-name="T36"> &lt;/li&gt;</text:span></text:p>
            <text:p text:style-name="P12"><text:span text:style-name="T35"><text:s text:c="8"/></text:span><text:span text:style-name="T35">&lt;/_for&gt;</text:span></text:p>
            <text:p text:style-name="P12"><text:span text:style-name="T34"><text:s text:c="4"/></text:span><text:span text:style-name="T34">&lt;/ul&gt;</text:span></text:p>
            <text:p text:style-name="P12"><text:span text:style-name="T34">&lt;/div&gt;</text:span></text:p>
            <text:p text:style-name="P12"><text:span text:style-name="T34">`;</text:span></text:p>
            <text:p text:style-name="P12"><text:span text:style-name="T34"/></text:p>
            <text:p text:style-name="P12"><text:span text:style-name="T34">class NameListComponent extends Component {</text:span></text:p>
            <text:p text:style-name="P12"><text:span text:style-name="T34"/></text:p>
            <text:p text:style-name="P12"><text:span text:style-name="T34"><text:s text:c="2"/></text:span><text:span text:style-name="T34">constructor() {</text:span></text:p>
            <text:p text:style-name="P12"><text:span text:style-name="T34"><text:s text:c="4"/></text:span><text:span text:style-name="T34">super( 'app-nameList', nameListTemplate, [''] );</text:span></text:p>
            <text:p text:style-name="P12"><text:span text:style-name="T34"/></text:p>
            <text:p text:style-name="P12"><text:span text:style-name="T35"><text:s text:c="4"/></text:span><text:span text:style-name="T35">this.names = ['John Doe', 'Oliver Hoe', 'Fiona Silva'];</text:span></text:p>
            <text:p text:style-name="P12"><text:span text:style-name="T34"/></text:p>
            <text:p text:style-name="P12"><text:span text:style-name="T34"><text:s text:c="2"/></text:span><text:span text:style-name="T34">}</text:span></text:p>
            <text:p text:style-name="P12"><text:span text:style-name="T34"/></text:p>
            <text:p text:style-name="P12"><text:span text:style-name="T34">}</text:span></text:p>
          </draw:text-box>
        </draw:frame>
        <draw:frame presentation:style-name="pr4" draw:text-style-name="P18" draw:layer="layout" svg:width="14.478cm" svg:height="5.842cm" svg:x="11.684cm" svg:y="7.112cm" presentation:class="outline" presentation:user-transformed="true">
          <draw:text-box>
            <text:list text:style-name="L2">
              <text:list-item>
                <text:p text:style-name="P14"><text:span text:style-name="T24">Ao encontrar o </text:span><text:span text:style-name="T28">token</text:span><text:span text:style-name="T24"> </text:span><text:span text:style-name="T52">“_for”</text:span><text:span text:style-name="T24">, <text:s/>a classe </text:span><text:span text:style-name="T52">TemplateCompiler</text:span><text:span text:style-name="T24"> retira o bloco de </text:span><text:span text:style-name="T52">HTML</text:span><text:span text:style-name="T24"> a ser repetido de dentro do </text:span><text:span text:style-name="T28">tag</text:span><text:span text:style-name="T24">, e vai buscar os valores do </text:span><text:span text:style-name="T28">array</text:span><text:span text:style-name="T24"> ao componente a que a </text:span><text:span text:style-name="T28">template</text:span><text:span text:style-name="T24"> pertence.</text:span></text:p>
              </text:list-item>
              <text:list-item>
                <text:p text:style-name="P14"><text:span text:style-name="T24">Por cada valor, esta repete o bloco de código, podendo ainda injetar valores presentes no componente na View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text-style-name="P3" draw:layer="layout" svg:width="25.199cm" svg:height="3.777cm" svg:x="1.27cm" svg:y="0.314cm" presentation:class="title" presentation:user-transformed="true">
          <draw:text-box>
            <text:p><text:span text:style-name="T7">Renderização de valores</text:span><text:span text:style-name="T7"><text:line-break/></text:span><text:span text:style-name="T7">dentro de um </text:span><text:span text:style-name="T10">array</text:span><text:span text:style-name="T7">,</text:span><text:span text:style-name="T7"><text:line-break/></text:span><text:span text:style-name="T7">através de uma </text:span><text:span text:style-name="T10">tag</text:span><text:span text:style-name="T7"> </text:span><text:span text:style-name="T53">for</text:span><text:span text:style-name="T10"> loop,</text:span><text:span text:style-name="T10"><text:line-break/></text:span><text:span text:style-name="T54">com </text:span><text:span text:style-name="T10">data binding</text:span></text:p>
          </draw:text-box>
        </draw:frame>
        <draw:frame presentation:style-name="pr4" draw:text-style-name="P13" draw:layer="layout" svg:width="7.62cm" svg:height="10.658cm" svg:x="0.254cm" svg:y="4.572cm" presentation:class="outline" presentation:user-transformed="true">
          <draw:text-box>
            <text:p text:style-name="P12"><text:span text:style-name="T32">Exemplo:</text:span></text:p>
            <text:p text:style-name="P12"><text:span text:style-name="T32"/></text:p>
            <text:p text:style-name="P12"><text:span text:style-name="T34">const todoListTemplate = `</text:span></text:p>
            <text:p text:style-name="P12"><text:span text:style-name="T34">&lt;div class="container"&gt;</text:span></text:p>
            <text:p text:style-name="P12"><text:span text:style-name="T34"><text:s text:c="4"/></text:span><text:span text:style-name="T34">&lt;ul&gt;</text:span></text:p>
            <text:p text:style-name="P12"><text:span text:style-name="T34"><text:s text:c="8"/></text:span><text:span text:style-name="T35">&lt;_for let="todoItem of state.todoItems"&gt;</text:span></text:p>
            <text:p text:style-name="P12"><text:span text:style-name="T34"><text:s text:c="12"/></text:span><text:span text:style-name="T34">&lt;li&gt; &lt;_&gt; todoItem &lt;/_&gt; &lt;/li&gt;</text:span></text:p>
            <text:p text:style-name="P12"><text:span text:style-name="T34"><text:s text:c="8"/></text:span><text:span text:style-name="T35">&lt;/_for&gt;</text:span></text:p>
            <text:p text:style-name="P12"><text:span text:style-name="T34"><text:s text:c="4"/></text:span><text:span text:style-name="T34">&lt;/ul&gt;</text:span></text:p>
            <text:p text:style-name="P12"><text:span text:style-name="T34">&lt;/div&gt;</text:span></text:p>
            <text:p text:style-name="P12"><text:span text:style-name="T34">`;</text:span></text:p>
            <text:p text:style-name="P12"><text:span text:style-name="T34"/></text:p>
            <text:p text:style-name="P12"><text:span text:style-name="T34">class TodoListComponent extends Component {</text:span></text:p>
            <text:p text:style-name="P12"><text:span text:style-name="T34"/></text:p>
            <text:p text:style-name="P12"><text:span text:style-name="T34"><text:s text:c="2"/></text:span><text:span text:style-name="T34">constructor() {</text:span></text:p>
            <text:p text:style-name="P12"><text:span text:style-name="T34"><text:s text:c="4"/></text:span><text:span text:style-name="T34">super( 'app-todoList', todoListTemplate, [''] );</text:span></text:p>
            <text:p text:style-name="P12"><text:span text:style-name="T34"/></text:p>
            <text:p text:style-name="P12"><text:span text:style-name="T34"><text:s text:c="4"/></text:span><text:span text:style-name="T35">this.state = {</text:span></text:p>
            <text:p text:style-name="P12"><text:span text:style-name="T34"><text:s text:c="6"/></text:span><text:span text:style-name="T34">todoItems: </text:span><text:span text:style-name="T35">this.createState(</text:span><text:span text:style-name="T34"> ['Study', 'Learn design patterns', 'Learn data structures']</text:span><text:span text:style-name="T35">,</text:span><text:span text:style-name="T34"> </text:span><text:span text:style-name="T35">'todoItems' )</text:span></text:p>
            <text:p text:style-name="P12"><text:span text:style-name="T34"><text:s text:c="4"/></text:span><text:span text:style-name="T35">};</text:span></text:p>
            <text:p text:style-name="P12"><text:span text:style-name="T34"/></text:p>
            <text:p text:style-name="P12"><text:span text:style-name="T34"><text:s text:c="2"/></text:span><text:span text:style-name="T34">}</text:span></text:p>
            <text:p text:style-name="P12"><text:span text:style-name="T34"/></text:p>
            <text:p text:style-name="P12"><text:span text:style-name="T34">}</text:span></text:p>
          </draw:text-box>
        </draw:frame>
        <draw:frame presentation:style-name="pr4" draw:text-style-name="P19" draw:layer="layout" svg:width="10.792cm" svg:height="9.134cm" svg:x="16.493cm" svg:y="5.334cm" presentation:class="outline" presentation:user-transformed="true">
          <draw:text-box>
            <text:list text:style-name="L2">
              <text:list-item>
                <text:p text:style-name="P14"><text:span text:style-name="T55">Comporta-se da mesma forma que o anterior, porém, depois do </text:span><text:span text:style-name="T56">TemplateCompiler</text:span><text:span text:style-name="T55"> compilar a primeira versão do </text:span><text:span text:style-name="T56">HTML</text:span><text:span text:style-name="T55">:</text:span></text:p>
                <text:list>
                  <text:list-item>
                    <text:p><text:span text:style-name="T55">Cria um </text:span><text:span text:style-name="T56">span</text:span><text:span text:style-name="T55"> que alberga o bloco compilado dentro do </text:span><text:span text:style-name="T56">FOR</text:span><text:span text:style-name="T55"> de forma a marcar a posição do elemento no </text:span><text:span text:style-name="T56">DOM</text:span><text:span text:style-name="T55">.</text:span></text:p>
                  </text:list-item>
                  <text:list-item>
                    <text:p><text:span text:style-name="T55">Cria também uma </text:span><text:span text:style-name="T57">tag</text:span><text:span text:style-name="T55"> </text:span><text:span text:style-name="T56">template</text:span><text:span text:style-name="T55"> com o bloco não compilado dentro da mesma, para no final da compilação de todos os componetes ser injetado no </text:span><text:span text:style-name="T56">DOM</text:span><text:span text:style-name="T55">.</text:span></text:p>
                  </text:list-item>
                </text:list>
              </text:list-item>
              <text:list-item>
                <text:p><text:span text:style-name="T58">De seguida, a classe </text:span><text:span text:style-name="T59">Startup</text:span><text:span text:style-name="T58"> injeta todas as </text:span><text:span text:style-name="T60">templates</text:span><text:span text:style-name="T58"> que foram guardadas </text:span><text:span text:style-name="T55">pelo </text:span><text:span text:style-name="T56">TemplateCompiler</text:span><text:span text:style-name="T55"> na mesma, no final do </text:span><text:span text:style-name="T56">DOM</text:span><text:span text:style-name="T55">.</text:span></text:p>
              </text:list-item>
              <text:list-item>
                <text:p><text:span text:style-name="T55">Por fim, adiciona a um dicionário presente no respetivo componente, composto pelo nome da propriedade como </text:span><text:span text:style-name="T57">Key</text:span><text:span text:style-name="T55"> e como valor uma função </text:span><text:span text:style-name="T57">callback</text:span><text:span text:style-name="T55"> contendo a lógica de atualização da </text:span><text:span text:style-name="T56">View</text:span><text:span text:style-name="T55">, a qual é chamada pelo componente quando existe uma alteração nessa propriedade, encontrando e por sua vez compilando o conteudo da </text:span><text:span text:style-name="T61">template</text:span><text:span text:style-name="T55"> anteriormente injetada no </text:span><text:span text:style-name="T56">DOM</text:span><text:span text:style-name="T55">.</text:span></text:p>
              </text:list-item>
            </text:list>
          </draw:text-box>
        </draw:frame>
        <draw:frame presentation:style-name="pr9" draw:text-style-name="P20" draw:layer="layout" svg:width="7.366cm" svg:height="10.668cm" svg:x="8.636cm" svg:y="4.572cm" presentation:class="outline" presentation:user-transformed="true">
          <draw:text-box>
            <text:p text:style-name="P15"><text:span text:style-name="T62">Exemplo do HTML compilado:</text:span></text:p>
            <text:p text:style-name="P15"><text:span text:style-name="T62"/></text:p>
            <text:p text:style-name="P15"><text:span text:style-name="T62">HTML:</text:span></text:p>
            <text:p text:style-name="P15"><text:span text:style-name="T63">&lt;div class="container"&gt;</text:span></text:p>
            <text:p text:style-name="P15"><text:span text:style-name="T63"><text:s text:c="2"/></text:span><text:span text:style-name="T63">&lt;ul&gt; </text:span></text:p>
            <text:p text:style-name="P15"><text:span text:style-name="T63"><text:s text:c="4"/></text:span><text:span text:style-name="T63">&lt;span</text:span></text:p>
            <text:p text:style-name="P15"><text:span text:style-name="T63"><text:s text:c="6"/></text:span><text:span text:style-name="T64">data-component=”app-test”</text:span></text:p>
            <text:p text:style-name="P15"><text:span text:style-name="T64"><text:s text:c="6"/></text:span><text:span text:style-name="T64">data-binding=”myName”</text:span><text:span text:style-name="T63">&gt;</text:span></text:p>
            <text:p text:style-name="P15"><text:span text:style-name="T63"><text:s text:c="6"/></text:span><text:span text:style-name="T63">&lt;li&gt; Study &lt;/li&gt;</text:span></text:p>
            <text:p text:style-name="P15"><text:span text:style-name="T63"><text:s text:c="6"/></text:span><text:span text:style-name="T63">(...)</text:span></text:p>
            <text:p text:style-name="P15"><text:span text:style-name="T63"><text:s text:c="4"/></text:span><text:span text:style-name="T63">&lt;/span&gt;</text:span></text:p>
            <text:p text:style-name="P15"><text:span text:style-name="T63"><text:s text:c="2"/></text:span><text:span text:style-name="T63">&lt;/ul&gt;</text:span></text:p>
            <text:p text:style-name="P15"><text:span text:style-name="T63">&lt;/div&gt;</text:span></text:p>
            <text:p text:style-name="P15"><text:span text:style-name="T63"/></text:p>
            <text:p text:style-name="P15"><text:span text:style-name="T62">TEMPLATE:</text:span></text:p>
            <text:p text:style-name="P15"><text:span text:style-name="T65">&lt;template</text:span></text:p>
            <text:p text:style-name="P15"><text:span text:style-name="T65"><text:s text:c="2"/></text:span><text:span text:style-name="T66">data-component="app-nameList"</text:span></text:p>
            <text:p text:style-name="P15"><text:span text:style-name="T66"><text:s text:c="2"/></text:span><text:span text:style-name="T66">data-binding="todoItems"</text:span></text:p>
            <text:p text:style-name="P15"><text:span text:style-name="T66"><text:s text:c="2"/></text:span><text:span text:style-name="T66">data-token="for"</text:span><text:span text:style-name="T65">&gt;</text:span></text:p>
            <text:p text:style-name="P12"><text:span text:style-name="T66"><text:s text:c="4"/></text:span><text:span text:style-name="T65">&lt;_for let="todoItem of state.todoItems"&gt;</text:span></text:p>
            <text:p text:style-name="P12"><text:span text:style-name="T65"><text:s text:c="6"/></text:span><text:span text:style-name="T65">&lt;li&gt; &lt;_&gt; todoItem &lt;/_&gt; &lt;/li&gt;</text:span></text:p>
            <text:p text:style-name="P15"><text:span text:style-name="T65"><text:s text:c="4"/></text:span><text:span text:style-name="T65">&lt;/_for&gt;</text:span></text:p>
            <text:p text:style-name="P15"><text:span text:style-name="T65">&lt;/template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1-13T20:35:47.672000000</dc:date>
    <meta:editing-duration>PT2H39M47S</meta:editing-duration>
    <meta:editing-cycles>138</meta:editing-cycles>
    <meta:document-statistic meta:object-count="97"/>
  </office:meta>
</office:document-meta>
</file>